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Text_20_body">
      <style:paragraph-properties fo:text-align="justify" style:justify-single-word="false"/>
      <style:text-properties style:font-name="Univers 47 CondensedLight" fo:language="de" fo:country="DE"/>
    </style:style>
    <style:style style:name="P10" style:family="paragraph" style:parent-style-name="Text_20_body">
      <style:text-properties fo:language="de" fo:country="DE"/>
    </style:style>
    <style:style style:name="P11" style:family="paragraph" style:parent-style-name="Text_20_body">
      <style:paragraph-properties fo:text-align="center" style:justify-single-word="false"/>
      <style:text-properties fo:language="de" fo:country="DE"/>
    </style:style>
    <style:style style:name="P12" style:family="paragraph" style:parent-style-name="Text_20_body">
      <style:paragraph-properties fo:text-align="start" style:justify-single-word="false"/>
      <style:text-properties fo:language="de" fo:country="DE"/>
    </style:style>
    <style:style style:name="P13" style:family="paragraph" style:parent-style-name="Text_20_body">
      <style:paragraph-properties fo:text-align="justify" style:justify-single-word="false"/>
      <style:text-properties fo:language="de" fo:country="D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16"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7"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hyphenate="true" fo:hyphenation-remain-char-count="2" fo:hyphenation-push-char-count="2"/>
    </style:style>
    <style:style style:name="P18"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9"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0"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1"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3" style:family="paragraph" style:parent-style-name="Standard" style:list-style-name="L3">
      <style:text-properties fo:font-variant="normal" fo:text-transform="none" fo:color="#262626" style:font-name="Univers 47 CondensedLight" fo:font-size="12pt" fo:letter-spacing="normal" fo:language="de" fo:country="DE" fo:font-style="normal" fo:font-weight="normal"/>
    </style:style>
    <style:style style:name="P24" style:family="paragraph" style:parent-style-name="Standard" style:list-style-name="L2">
      <style:text-properties style:font-name="Univers 47 CondensedLight" fo:language="de" fo:country="DE"/>
    </style:style>
    <style:style style:name="P25" style:family="paragraph" style:parent-style-name="Standard" style:list-style-name="L6"/>
    <style:style style:name="P26" style:family="paragraph" style:parent-style-name="Standard">
      <style:paragraph-properties fo:break-before="page"/>
      <style:text-properties style:font-name="Univers 47 CondensedLight" fo:language="de" fo:country="DE"/>
    </style:style>
    <style:style style:name="P27" style:family="paragraph" style:parent-style-name="Text_20_body" style:list-style-name="L4">
      <style:paragraph-properties fo:text-align="start" style:justify-single-word="false"/>
      <style:text-properties style:font-name="Univers 47 CondensedLight" fo:language="de" fo:country="DE"/>
    </style:style>
    <style:style style:name="P28" style:family="paragraph" style:parent-style-name="Text_20_body" style:list-style-name="L5">
      <style:paragraph-properties fo:text-align="start" style:justify-single-word="false"/>
      <style:text-properties style:font-name="Univers 47 CondensedLight" fo:language="de" fo:country="DE"/>
    </style:style>
    <style:style style:name="P29" style:family="paragraph" style:parent-style-name="Text_20_body" style:list-style-name="L5">
      <style:paragraph-properties fo:text-align="start" style:justify-single-word="false"/>
      <style:text-properties fo:language="de" fo:country="DE"/>
    </style:style>
    <style:style style:name="P30" style:family="paragraph" style:parent-style-name="Heading_20_1">
      <style:paragraph-properties fo:text-align="center" style:justify-single-word="false"/>
      <style:text-properties style:font-name="Univers 47 CondensedLight" fo:language="de" fo:country="DE"/>
    </style:style>
    <style:style style:name="P31" style:family="paragraph" style:parent-style-name="Heading_20_2">
      <style:text-properties fo:language="de" fo:country="DE"/>
    </style:style>
    <style:style style:name="P32" style:family="paragraph" style:parent-style-name="Heading_20_2">
      <style:paragraph-properties fo:break-before="page"/>
      <style:text-properties fo:language="de" fo:country="DE"/>
    </style:style>
    <style:style style:name="P33" style:family="paragraph" style:parent-style-name="Heading_20_3">
      <style:text-properties fo:language="de" fo:country="DE"/>
    </style:style>
    <style:style style:name="T1" style:family="text">
      <style:text-properties style:font-name="Univers 47 CondensedLight"/>
    </style:style>
    <style:style style:name="T2" style:family="text">
      <style:text-properties style:font-name="Univers 47 CondensedLight" fo:language="en" fo:country="US"/>
    </style:style>
    <style:style style:name="T3" style:family="text">
      <style:text-properties style:font-name="Univers 47 CondensedLight" fo:language="de" fo:country="DE"/>
    </style:style>
    <style:style style:name="T4" style:family="text">
      <style:text-properties fo:font-variant="normal" fo:text-transform="none" fo:color="#262626" style:font-name="Univers 47 CondensedLight" fo:font-size="12pt" fo:letter-spacing="normal" fo:font-style="normal" fo:font-weight="normal"/>
    </style:style>
    <style:style style:name="T5" style:family="text">
      <style:text-properties fo:font-variant="normal" fo:text-transform="none" fo:color="#262626" style:font-name="Univers 47 CondensedLight" fo:font-size="12pt" fo:letter-spacing="normal" fo:language="de" fo:country="DE" fo:font-style="normal" fo:font-weight="normal"/>
    </style:style>
    <style:style style:name="T6" style:family="text">
      <style:text-properties fo:font-variant="normal" fo:text-transform="none" fo:color="#262626" fo:font-size="12pt" fo:letter-spacing="normal" fo:font-style="normal" fo:font-weight="normal"/>
    </style:style>
    <style:style style:name="T7" style:family="text">
      <style:text-properties fo:font-variant="normal" fo:text-transform="none" fo:color="#262626" fo:font-size="12pt" fo:letter-spacing="normal" fo:language="de" fo:country="DE" fo:font-style="normal" fo:font-weight="normal"/>
    </style:style>
    <style:style style:name="T8" style:family="text">
      <style:text-properties fo:font-variant="normal" fo:text-transform="none" fo:color="#262626" style:text-line-through-style="none" style:font-name="Univers 47 CondensedLight" fo:font-size="12pt" fo:letter-spacing="normal" fo:language="de" fo:country="DE" fo:font-style="normal" style:text-underline-style="none" fo:font-weight="normal" style:text-blinking="false"/>
    </style:style>
    <style:style style:name="T9" style:family="text">
      <style:text-properties fo:language="de" fo:country="DE"/>
    </style:style>
    <style:style style:name="T10" style:family="text">
      <style:text-properties style:use-window-font-color="true"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Das geschlechtergerechte Neutrum</text:h>
      <text:h text:style-name="P31" text:outline-level="2">Ausgangslage</text:h>
      <text:p text:style-name="Standard"><text:span text:style-name="T3">Es gibt heut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text:span text:style-name="T1">GfdS, 2020</text:span></text:a><text:span text:style-name="T3">). Derzeit existiert allerdings noch keine allgemein akzeptierte Form. Das Feld ist offen für neue, bessere Vorschläge. Es existiert auch kein Gremium, welches eine Form für den Gebrauch als verbindlich festlegt. </text:span></text:p>
      <text:p text:style-name="P8"><text:span text:style-name="T1">Wohl aber haben verschiedene Gremien einen Großteil der bekannten Möglichkeiten bereits als nicht empfehlenswert beurteilt. Von der GfdS selbst werden nur folgende drei Varianten empfohlen: die Doppelnennung, die Schrägstrichlösung und Ersatzformen. </text:span><text:span text:style-name="T4">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4">) 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zieht die GfdS die Kriterien des Rates für deutsche Rechtschreibung (RfdR) heran, anhand derer die Eignung einer geschlechtergerechten Sprache gemessen werden kann.</text:p>
      <text:p text:style-name="P6">Demnach sollte sie</text:p>
      <text:list xml:id="list7941127361222382472" text:style-name="L1">
        <text:list-item>
          <text:p text:style-name="P22">sachlich korrekt sein,</text:p>
        </text:list-item>
        <text:list-item>
          <text:p text:style-name="P22">verständlich und lesbar sein,</text:p>
        </text:list-item>
        <text:list-item>
          <text:p text:style-name="P22">vorlesbar sein (mit Blick auf die Altersentwicklung der Bevölkerung und die Tendenz in den Medien, Texte in vorlesbarer Form zur Verfügung zu stellen),</text:p>
        </text:list-item>
        <text:list-item>
          <text:p text:style-name="P22">Rechtssicherheit und Eindeutigkeit gewährleisten,</text:p>
        </text:list-item>
        <text:list-item>
          <text:p text:style-name="P22">übertragbar sein im Hinblick auf deutschsprachige Länder mit mehreren Amts-und Minderheitensprachen (Schweiz, Bozen-Südtirol, Ostbelgien; aber für regionale Amts- und Minderheitensprachen auch Österreich und Deutschland),</text:p>
        </text:list-item>
        <text:list-item>
          <text:p text:style-name="P22">für die Lesenden bzw. Hörenden die Möglichkeit zur Konzentration auf die wesentlichen Sachverhalte und Kerninformationen sicherstellen.</text:p>
        </text:list-item>
        <text:list-item>
          <text:p text:style-name="P22">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text:s/>(<text:a xlink:type="simple" xlink:href="https://www.rechtschreibrat.com/DOX/rfdr_PM_2021-03-26_Geschlechtergerechte_Schreibung.pdf" text:style-name="Internet_20_link" text:visited-style-name="Visited_20_Internet_20_Link">RfdR, 2021</text:a>).</text:p>
      <text:p text:style-name="P3"/>
      <text:p text:style-name="P26">Es darf in der Diskussion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2707281607558516029" text:style-name="L6">
        <text:list-item>
          <text:p text:style-name="P25"><text:span text:style-name="T3">Menschen mit Sehbehinderung und blinde Menschen. Diese sind auf Screenreader angewiesen, welche Texte am Computer in gesprochene Sprache umwandeln oder auf einer Braille-Zeile ausgeben. Die Zahl der Betroffenen in Deutschland wird, je nach Berechnungsmethode, zwischen ca. 600.000 und 1,2 Millionen angegeben (</text:span><text:a xlink:type="simple" xlink:href="https://www.dbsv.org/zahlen-fakten.html#schwerbehindertenstatistik" text:style-name="Internet_20_link" text:visited-style-name="Visited_20_Internet_20_Link">DBSV, 1/2021</text:a><text:span text:style-name="T3">)</text:span></text:p>
        </text:list-item>
      </text:list>
      <text:list xml:id="list6423097075383430650" text:style-name="L2">
        <text:list-item>
          <text:p text:style-name="P24">Menschen mit einer Beeinträchtigung des Hörapparats. 19 % der deutschen Bevölkerung über 14 Jahre sind hörbeeinträchtigt (<text:a xlink:type="simple" xlink:href="https://www.schwerhoerigen-netz.de/statistiken/?L=0" text:style-name="Internet_20_link" text:visited-style-name="Visited_20_Internet_20_Link">DSB, 2021</text:a>)</text:p>
        </text:list-item>
        <text:list-item>
          <text:p text:style-name="P24">Menschen mit einer Beeinträchtigung des Hörverständnisses. Etwa 2-3% aller Kinder weisen Probleme mit der zentral-auditiven Verarbeitung auf, die Interpretation des Gehörten ist erschwert (<text:a xlink:type="simple" xlink:href="https://www.dbl-ev.de/logopaedie/stoerungen-bei-kindern/stoerungsbereiche/komplexe-stoerungen/auditive-verarbeitungs-und-wahrnehmungsstoerung" text:style-name="Internet_20_link" text:visited-style-name="Visited_20_Internet_20_Link">DBL, 2020</text:a>)</text:p>
        </text:list-item>
        <text:list-item>
          <text:p text:style-name="P24">Menschen mit Schwierigkeiten bezüglich des Leseverständnisses. 6,2 Millionen Menschen oder 12,1 Prozent der erwerbsfähigen Bevölkerung können in Deutschland nicht oder nur unzureichend lesen und schreiben. Bei weiteren 10,6 Millionen Menschen oder 20,5 Prozent der Erwachsenen tritt fehlerhaftes Schreiben selbst bei gebräuchlichen Wörtern auf. (<text:a xlink:type="simple" xlink:href="https://www.xn--mein-schlssel-zur-welt-0lc.de/de/zahlen-und-fakten-1719.html" text:style-name="Internet_20_link" text:visited-style-name="Visited_20_Internet_20_Link">BMBF, 2019</text:a>)</text:p>
        </text:list-item>
        <text:list-item>
          <text:p text:style-name="P24">Menschen, die Deutsch als Fremdsprache erst erlernen. Derzeit sind dies weltweit mehr als 15,4 Millionen (<text:a xlink:type="simple" xlink:href="https://www.auswaertiges-amt.de/en/newsroom/news/german-as-a-foriegn-language/2347090" text:style-name="Internet_20_link" text:visited-style-name="Visited_20_Internet_20_Link">AA, 2020</text:a>)</text:p>
        </text:list-item>
      </text:list>
      <text:p text:style-name="P3">Vor diesem Hintergrund erhalten die Forderungen des RfdR nach V<text:span text:style-name="T6">erständlichkeit, Lesbarkeit, Vorlesbarkeit, Lernbarkeit und Konzentration auf Kerninformationen besonderes Gewicht. Der Deutsche Blinden- und Sehbehindertenverband e.V (DBSV) beispielsweise schreibt dazu: „Gendern durch Sonderzeichen und Typografie, Beispiele:</text:span></text:p>
      <text:list xml:id="list4417005962638115424" text:style-name="L3">
        <text:list-item>
          <text:p text:style-name="P23">Mitarbeiter_innen</text:p>
        </text:list-item>
        <text:list-item>
          <text:p text:style-name="P23">Mitarbeiter/-innen</text:p>
        </text:list-item>
        <text:list-item>
          <text:p text:style-name="P23">MitarbeiterInnen</text:p>
        </text:list-item>
        <text:list-item>
          <text:p text:style-name="P23">Mitarbeiter*innen</text:p>
        </text:list-item>
        <text:list-item>
          <text:p text:style-name="P23">Mitarbeiter:innen</text:p>
        </text:list-item>
      </text:list>
      <text:p text:style-name="P2"><text:span text:style-name="T7">ist nicht zu empfehlen. [sic]“ (</text:span><text:a xlink:type="simple" xlink:href="https://www.dbsv.org/gendern.html#gendern" text:style-name="Internet_20_link" text:visited-style-name="Visited_20_Internet_20_Link"><text:span text:style-name="T9">DBSV, 3/2021</text:span></text:a><text:span text:style-name="T7">)</text:span></text:p>
      <text:p text:style-name="P6">Die Sinnhaftigkeit einer Veränderungen des Sprachgebrauchs im Sinn der Geschlechtergerechtigkeit soll in diesem Artikel nicht diskutiert werden, hier gibt es divergierende Ansichten unter Sprachwissenschaftlern. Es ist aber festzuhalten, dass die gewachsene Sprache wohl die Kriterien des RfdR zu erfüllen scheint. Veränderungen sollten, gemessen an diesen Kriterien, keine Verschlechterungen darstellen. Somit scheint es empfehlenswert, Eingriffe sehr behutsam vorzunehmen. Die Fülle an gescheiterten Versuchen, die Sprache im Sinne der Geschlechtergerechtigkeit zu reglementieren, macht dies sehr deutlich. </text:p>
      <text:p text:style-name="P6">In der Folge wird gezeigt, wie eine simple und logische Vorgehensweise zu einem tragfähigen Ansatz bei minimalen Änderungen führt.</text:p>
      <text:h text:style-name="P31" text:outline-level="2"/>
      <text:h text:style-name="P32" text:outline-level="2">Hinführung und Kernregeln</text:h>
      <text:p text:style-name="P3">Im Kern geht es bei der geschlechtergerechten Sprache um das generische Maskulinum, mit dem bislang sämtliche Geschlechter erfasst werden, was aber auch mit dem männlichen Geschlecht assoziiert wird (<text:a xlink:type="simple" xlink:href="https://de.wikipedia.org/wiki/Generisches_Maskulinum#Sprachkritik_am_generischen_Maskulinum" text:style-name="Internet_20_link" text:visited-style-name="Visited_20_Internet_20_Link">Wikipedia, 2021</text:a>). Es wird Ersatz gesucht. Wenn in der Wahrnehmung das Maskulinum alle Geschlechter außer dem männlichen, das Femininum alle außer dem weiblichen ausschließt, bleibt aber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das Kind und das Geschwister zerschlagen. Diese Begriffe sind geschlechtslos und für jeden Menschen angebracht, ohne irgendein Geschlecht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von der Wortendung „in“, <text:s/>welche maskuline Nomen in die feminine Form moviert, nur das „i“ verwendet wird, und dadurch eine zur Hälfte movierte Zwischenform entsteht:</text:p>
      <text:p text:style-name="P4">das Studenti</text:p>
      <text:p text:style-name="P3">Der Plural wird gebildet, wie im Deutschen für Wörter üblich, die auf a, i, o oder u enden,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p text:style-name="P5">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4">der Vorsitzende, die Vorsitzende → <text:s/>das Vorsitzendi</text:p>
      <text:p text:style-name="P5">Für Personenbezeichnungen mit der Endung „ling“ gibt es keine weibliche Form (mehr), hier versagen die derzeit verwendeten Formen geschlechtergerechter Schreibung. Bei konsistenter Endung „i“ des Neutrums drängt sich mit dem „i“ in „ling“ durch Verzicht auf „ng“ auch hierfür eine Lösung auf:</text:p>
      <text:p text:style-name="P4">Liebling, Prüfling, Häftling → Liebli, Prüfli, Häftli</text:p>
      <text:h text:style-name="P32" text:outline-level="2">Vorangegangene Arbeiten und Analogien</text:h>
      <text:h text:style-name="P33" text:outline-level="3">Luise Pusch</text:h>
      <text:p text:style-name="Text_20_body"><text:span text:style-name="T3">Die Begründerin der feministischen Linguistik, Luise Pusch, entwickelte</text:span><text:span text:style-name="T9"> bereits </text:span><text:span text:style-name="T3">1980 einen Vorschlag, der dem geschlechtergerechten Neutrum schon nahe kommt, nämlich die femininen Wortendungen abzuschaffen und das Neutrum zu nutzen.</text:span></text:p>
      <text:p text:style-name="P10"><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3">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9">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9">).</text:span></text:p>
      <text:p text:style-name="Text_20_body"><text:span text:style-name="T9">Zum Gendersternchen hat Luise Pusch übrigens folgende Meinung: „Und das ist ein Fehler: Männer bekommen damit den Wortstamm und die Frauen wieder bloß die blöde Endung –innen.“</text:span><text:span text:style-name="T10"> (</text:span><text:a xlink:type="simple" xlink:href="https://www.genderleicht.de/luise-f-pusch-und-der-genderstern/" text:style-name="Internet_20_link" text:visited-style-name="Visited_20_Internet_20_Link">Olderdissen, 2020</text:a><text:span text:style-name="T10">)</text:span></text:p>
      <text:h text:style-name="P33" text:outline-level="3">Thomas Kronschläger</text:h>
      <text:p text:style-name="P10">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1">das Study, die Studys</text:p>
      <text:p text:style-name="P13">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4">Rates für deutsche Rechtschreibung nach Lesbarkeit und Vorlesbarkeit.</text:span></text:p>
      <text:p text:style-name="P14"><text:span text:style-name="T5">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5">). Erscheint der Unterschied zum geschlechtergerechten Neutrum vielleicht klein, so wird doch deutlich, dass Letzteres genau das Gewünschte erreicht: alle Geschlechter werden explizit inkludiert. </text:span></text:p>
      <text:p text:style-name="P15">Zudem ist das geschlechtergerechten Neutrum leichter gleichberechtigt aus der männlichen oder weiblichen Form im üblichen Sprachfluss abzuleiten und hat zu beiden die gleiche Distanz. Es muss nicht erst der Wortstamm ermittelt werden, was teilweise schwierig und fehlerträchtig ist..</text:p>
      <text:h text:style-name="P31" text:outline-level="2">Schwedisch</text:h>
      <text:p text:style-name="Text_20_body"><text:span text:style-name="T9">Im Schwedischen gibt es nur zwei Genera, das Utrum und das Neutrum, die nicht einem weiblichen oder männlichen Geschlecht zugeordnet werden. Es gibt aber die beiden Pronomina „han“ (er) und „hon“ (sie). Es gab kein Pronomen mit dem Menschen inkludiert werden konnten, die sich keinem Geschlecht zuordnen. Ab 2000 wurde hierfür das neue Pronomen „hen“ eingeführt (</text:span><text:a xlink:type="simple" xlink:href="https://gfds.de/gendering-im-schwedischen/" text:style-name="Internet_20_link" text:visited-style-name="Visited_20_Internet_20_Link">Nordström, 2020</text:a><text:span text:style-name="T3">)</text:span><text:span text:style-name="T9">, was bezüglich des Vokals zwischen der männlichen und der weiblichen Form liegt, analog zum geschlechtergerechten Neutrum. Seit April 2015 steht es im offiziellen Wörterbuch der schwedischen Sprache „Svenska Akademiens ordlista“.</text:span></text:p>
      <text:h text:style-name="P32" text:outline-level="2">Prüfung</text:h>
      <text:p text:style-name="P10">Das geschlechtergerechte Neutrum soll in diesem Abschnitt gegen Beispiele aus der Literatur geprüft werden, die sich mit den Möglichkeiten und Probleme der geschlechtergerechten Sprache beschäftigen.</text:p>
      <text:list xml:id="list8627299735648179210" text:style-name="L4">
        <text:list-item>
          <text:p text:style-name="P27">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2391951946656549469" text:style-name="L5">
        <text:list-item>
          <text:p text:style-name="P29"><text:span text:style-name="T1">Schrägstrichlösung (Kubelik 2016, 10:24)<text:line-break/>Aus einem Deutschbuch für die Unterstufe in Österreich: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28">Ersatzform Substantivierte Partizipien (GfdS, 2020)<text:line-break/>Anders als bei Student (Studierender), lassen sich oft keine Ersatzformen bilden, z.B. für Schüler, Kollege, Autor etc.<text:line-break/>→ <text:s/>Schüleri, Kollegi, Autori</text:p>
        </text:list-item>
        <text:list-item>
          <text:p text:style-name="P28">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28">„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29">Beim oben bereits ausgeführten Beispiel (Pusch, 1987) ist bekannt, dass Bar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2"><text:soft-page-break/>Zur weiteren Prüfung folgen Beispiele, die das geneigte Leseri bitte selbst nach anderen Methoden in eine geschlechtergerechte Form zu bringen versuchen soll, und die Auflösung mit geschlechtergerechtem Neutrum</text:p>
      <text:list xml:id="list31516738" text:continue-numbering="true" text:style-name="L5">
        <text:list-item>
          <text:p text:style-name="P28">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29">„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28">„In einer Ehe sollen beide Partner gleichberechtigt sein“ (Kubelik, 2015, S.105)<text:line-break/>→ „In einer Ehe sollen beide Partneris gleichberechtigt sein“</text:p>
        </text:list-item>
        <text:list-item>
          <text:p text:style-name="P28">„Frauen sind die besseren Autofahrer“ (Kubelik, 2015, S.105)<text:line-break/>→ „Frauen sind die besseren Autofahreris“</text:p>
        </text:list-item>
      </text:list>
      <text:h text:style-name="P31" text:outline-level="2">Fazit</text:h>
      <text:p text:style-name="P10">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9">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also unsere Sprache. </text:p>
      <text:p text:style-name="P9">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0">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4">Folglich</text:span> ist das geschlechtergerechte Neutrum für den Einsatz an Bildungseinrichtungen dringend zu empfehlen um von dort seinen Weg in die allgemeine deutsche Sprachkultur zu finden.</text:p>
      <text:p text:style-name="P10">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 (RfdR, 2021)</text:p>
      <text:h text:style-name="P31" text:outline-level="2"><text:soft-page-break/>Quellen</text:h>
      <text:p text:style-name="Text_20_body"><text:span text:style-name="T9">AA (Auswärtiges Amt), German as a foreign language, 2020, </text:span><text:a xlink:type="simple" xlink:href="https://www.auswaertiges-amt.de/en/newsroom/news/german-as-a-foriegn-language/2347090" text:style-name="Internet_20_link" text:visited-style-name="Visited_20_Internet_20_Link">https://www.auswaertiges-amt.de/en/newsroom/news/german-as-a-foriegn-language/2347090</text:a><text:span text:style-name="T5">, Zugriff 13.5.2021</text:span></text:p>
      <text:p text:style-name="P21"><text:span text:style-name="T5">BMBF (Bundesministerium für Bildung und Forschung), Mein Schlüssel zur Welt - Zahlen und Fakten, 2019, </text:span><text:a xlink:type="simple" xlink:href="https://www.xn--mein-schlssel-zur-welt-0lc.de/de/zahlen-und-fakten-1719.html" text:style-name="Internet_20_link" text:visited-style-name="Visited_20_Internet_20_Link">https://www.xn--mein-schlssel-zur-welt-0lc.de/de/zahlen-und-fakten-1719.html</text:a><text:span text:style-name="T5">, Zugriff 13.5.2021</text:span></text:p>
      <text:p text:style-name="P16">BverfG (Bundesverfassungsgericht), Beschluss des Ersten Senats vom 10. Oktober 2017, 2017, <text:a xlink:type="simple" xlink:href="https://www.bundesverfassungsgericht.de/SharedDocs/Downloads/DE/2017/10/rs20171010_1bvr201916.pdf?__blob=publicationFile&amp;v=2" text:style-name="Internet_20_link" text:visited-style-name="Visited_20_Internet_20_Link">https://www.bundesverfassungsgericht.de/SharedDocs/Downloads/DE/2017/10/rs20171010_1bvr201916.pdf?__blob=publicationFile&amp;v=2</text:a>, Zugriff 12.5.2021</text:p>
      <text:p text:style-name="P16">DBL (Deutscher Bundesverband für Logopädie e.V.), Auditive Verarbeitungs- und Wahrnehmungsstörung, 2020, <text:a xlink:type="simple" xlink:href="https://www.dbl-ev.de/logopaedie/stoerungen-bei-kindern/stoerungsbereiche/komplexe-stoerungen/auditive-verarbeitungs-und-wahrnehmungsstoerung" text:style-name="Internet_20_link" text:visited-style-name="Visited_20_Internet_20_Link">https://www.dbl-ev.de/logopaedie/stoerungen-bei-kindern/stoerungsbereiche/komplexe-stoerungen/auditive-verarbeitungs-und-wahrnehmungsstoerung</text:a>, Zugriff 13.5.2021</text:p>
      <text:p text:style-name="P16">DBSV (Deutscher Blinden- und Sehbehindertenverband e.V), Gendern, 3/2021, <text:s text:c="2"/><text:a xlink:type="simple" xlink:href="https://www.dbsv.org/gendern.html#gendern" text:style-name="Internet_20_link" text:visited-style-name="Visited_20_Internet_20_Link">https://www.dbsv.org/gendern.html#gendern</text:a>, Zugriff 12.5.2021</text:p>
      <text:p text:style-name="P16">DBSV (Deutscher Blinden- und Sehbehindertenverband e.V), Zahlen &amp; Fakten, 1/2021, <text:s text:c="2"/><text:a xlink:type="simple" xlink:href="https://www.dbsv.org/gendern.html#gendern" text:style-name="Internet_20_link" text:visited-style-name="Visited_20_Internet_20_Link">https://www.dbsv.org/gendern.html#gendern</text:a>, Zugriff 13.5.2021</text:p>
      <text:p text:style-name="P16">DSB (Deutscher Schwerhörigenbund e.V.), Statistiken, 2021, <text:a xlink:type="simple" xlink:href="https://www.schwerhoerigen-netz.de/statistiken/?L=0" text:style-name="Internet_20_link" text:visited-style-name="Visited_20_Internet_20_Link">https://www.schwerhoerigen-netz.de/statistiken/?L=0</text:a>, Zugriff 13.5.2021</text:p>
      <text:p text:style-name="P20"><text:span text:style-name="T3">GfdS (Gesellschaft für deutsche Sprache), Leitlinien der GfdS zu den Möglichkeiten des Genderings, </text:span><text:span text:style-name="T2">2020</text:span><text:span text:style-name="T3">, <text:s/></text:span><text:a xlink:type="simple" xlink:href="https://gfds.de/standpunkt-der-gfds-zu-einer-geschlechtergerechten-sprache/" text:style-name="Internet_20_link" text:visited-style-name="Visited_20_Internet_20_Link">https://gfds.de/standpunkt-der-gfds-zu-einer-geschlechtergerechten-sprache/</text:a><text:span text:style-name="T3">, Zugriff 12.5.2021</text:span></text:p>
      <text:p text:style-name="P18">Kronschläger, Thomas, 2020, <text:s/><text:a xlink:type="simple" xlink:href="https://www.researchgate.net/publication/343974830_Entgendern_nach_Phettberg_im_Uberblick" text:style-name="Internet_20_link" text:visited-style-name="Visited_20_Internet_20_Link">https://www.researchgate.net/publication/343974830_Entgendern_nach_Phettberg_im_Uberblick</text:a>, Zugriff 12.5.2021</text:p>
      <text:p text:style-name="P16">Kubelik, Thomas, „Genug Gegendert“, Projekte Verlag, Rudolstadt, 2015</text:p>
      <text:p text:style-name="P21"><text:span text:style-name="T5">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9">https://www.youtube.com/watch?v=Ri-kVYDTEAk</text:span></text:a><text:span text:style-name="T3">, Zugriff 12.5.2021</text:span></text:p>
      <text:p text:style-name="P17"><text:span text:style-name="T3">Nordström, Jackie, Gendering im Schwedischen, 2020, </text:span><text:a xlink:type="simple" xlink:href="https://gfds.de/gendering-im-schwedischen/" text:style-name="Internet_20_link" text:visited-style-name="Visited_20_Internet_20_Link">https://gfds.de/gendering-im-schwedischen/</text:a><text:span text:style-name="T3">, Zugriff 13.5.2021</text:span></text:p>
      <text:p text:style-name="P17"><text:span text:style-name="T5">Olderdissen, Christine, </text:span><text:span text:style-name="T8">Luise F. Pusch und der Genderstern, 2020,</text:span><text:span text:style-name="T5"> </text:span><text:a xlink:type="simple" xlink:href="https://www.genderleicht.de/luise-f-pusch-und-der-genderstern/" text:style-name="Internet_20_link" text:visited-style-name="Visited_20_Internet_20_Link"><text:span text:style-name="T9">https://www.genderleicht.de/luise-f-pusch-und-der-genderstern/</text:span></text:a><text:span text:style-name="T3">, Zugriff 12.5.2021</text:span></text:p>
      <text:p text:style-name="P20"><text:span text:style-name="T5">Pusch, Luise, Totale Feminisierung, in Frau ohne Herz: feministische Lesbenzeitschrift, 1987, </text:span><text:a xlink:type="simple" xlink:href="https://www.e-periodica.ch/cntmng?pid=les-002:1987:0::96" text:style-name="Internet_20_link" text:visited-style-name="Visited_20_Internet_20_Link"><text:span text:style-name="T9">https://www.e-periodica.ch/cntmng?pid=les-002:1987:0::96</text:span></text:a><text:span text:style-name="T3">, Zugriff 12.5.2021</text:span></text:p>
      <text:p text:style-name="P20"><text:span text:style-name="T5">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https://www.rechtschreibrat.com/DOX/rfdr_PM_2021-03-26_Geschlechtergerechte_Schreibung.pdf</text:a><text:span text:style-name="T5">, Zugriff 12.5.2021</text:span></text:p>
      <text:p text:style-name="P19">Schwarzer, Matthias, „Ärztys“ statt „Ärzt*innen“: Ein Sprachwissenschaftler will das Gendern verändern, 2021, <text:a xlink:type="simple" xlink:href="https://www.rnd.de/medien/arztys-statt-arztinnen-ein-sprachwissenschaftler-will-das-gendern-verandern-YPQ55WPIAFGSJHL4LGRJOSNVAI.html" text:style-name="Internet_20_link" text:visited-style-name="Visited_20_Internet_20_Link">https://www.rnd.de/medien/arztys-statt-arztinnen-ein-sprachwissenschaftler-will-das-gendern-verandern-YPQ55WPIAFGSJHL4LGRJOSNVAI.html</text:a>, Zugriff 12.5.2021 </text:p>
      <text:p text:style-name="P16">Wikipedia, Generisches Maskulinum, 2021<text:line-break/><text:a xlink:type="simple" xlink:href="https://de.wikipedia.org/wiki/Generisches_Maskulinum#Sprachkritik_am_generischen_Maskulinum" text:style-name="Internet_20_link" text:visited-style-name="Visited_20_Internet_20_Link">https://de.wikipedia.org/wiki/Generisches_Maskulinum#Sprachkritik_am_generischen_Maskulinum</text:a>, Zugriff 13.5.20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6T11:30:34.24</dc:date>
    <dc:creator>Jirka Dell'Oro-Friedl</dc:creator>
    <meta:editing-duration>P4DT13H45M48S</meta:editing-duration>
    <meta:editing-cycles>70</meta:editing-cycles>
    <meta:generator>OpenOffice/4.1.5$Win32 OpenOffice.org_project/415m1$Build-9789</meta:generator>
    <meta:document-statistic meta:table-count="0" meta:image-count="0" meta:object-count="0" meta:page-count="7" meta:paragraph-count="102" meta:word-count="2901" meta:character-count="22976"/>
  </office:meta>
</office:document-meta>
</file>